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057" officeooo:paragraph-rsid="0009a057"/>
    </style:style>
    <style:style style:name="P2" style:family="paragraph" style:parent-style-name="Standard">
      <style:text-properties officeooo:rsid="000a9da4" officeooo:paragraph-rsid="000a9da4"/>
    </style:style>
    <style:style style:name="P3" style:family="paragraph" style:parent-style-name="Standard">
      <style:text-properties officeooo:rsid="000bf29f" officeooo:paragraph-rsid="000bf29f"/>
    </style:style>
    <style:style style:name="P4" style:family="paragraph" style:parent-style-name="Text_20_body">
      <style:text-properties fo:font-variant="normal" fo:text-transform="none" fo:letter-spacing="normal" fo:font-style="normal" fo:font-weight="normal" officeooo:rsid="000bf29f" officeooo:paragraph-rsid="000bf29f"/>
    </style:style>
    <style:style style:name="P5" style:family="paragraph" style:parent-style-name="Text_20_body">
      <style:paragraph-properties fo:margin-left="0in" fo:margin-right="0in" fo:orphans="2" fo:widows="2" fo:text-indent="0in" style:auto-text-indent="false"/>
      <style:text-properties fo:font-variant="normal" fo:text-transform="none"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letter-spacing="normal" fo:font-style="normal" fo:font-weight="normal" officeooo:paragraph-rsid="000bf29f"/>
    </style:style>
    <style:style style:name="P7" style:family="paragraph" style:parent-style-name="Text_20_body">
      <style:paragraph-properties fo:margin-left="0in" fo:margin-right="0in" fo:orphans="2" fo:widows="2" fo:text-indent="0in" style:auto-text-indent="false"/>
      <style:text-properties fo:font-variant="normal" fo:text-transform="none" fo:letter-spacing="normal" fo:font-style="normal" fo:font-weight="normal" officeooo:rsid="000de726" officeooo:paragraph-rsid="000de726"/>
    </style:style>
    <style:style style:name="P8" style:family="paragraph" style:parent-style-name="Text_20_body">
      <style:paragraph-properties fo:margin-left="0in" fo:margin-right="0in" fo:orphans="2" fo:widows="2" fo:text-indent="0in" style:auto-text-indent="false"/>
      <style:text-properties fo:font-variant="normal" fo:text-transform="none" fo:letter-spacing="normal" fo:font-style="normal" fo:font-weight="normal" officeooo:rsid="000e0722" officeooo:paragraph-rsid="000e0722"/>
    </style:style>
    <style:style style:name="P9" style:family="paragraph" style:parent-style-name="Standard">
      <style:text-properties officeooo:rsid="000a9da4" officeooo:paragraph-rsid="000a9da4"/>
    </style:style>
    <style:style style:name="P10" style:family="paragraph" style:parent-style-name="Text_20_body">
      <style:paragraph-properties fo:margin-left="0in" fo:margin-right="0in" fo:orphans="2" fo:widows="2" fo:text-indent="0in" style:auto-text-indent="false"/>
      <style:text-properties fo:font-variant="normal" fo:text-transform="none" fo:letter-spacing="normal" fo:font-style="normal" fo:font-weight="normal" officeooo:rsid="000e0722" officeooo:paragraph-rsid="000e0722"/>
    </style:style>
    <style:style style:name="P11" style:family="paragraph" style:parent-style-name="Text_20_body">
      <style:paragraph-properties fo:margin-left="0in" fo:margin-right="0in" fo:orphans="2" fo:widows="2" fo:text-indent="0in" style:auto-text-indent="false"/>
      <style:text-properties fo:font-variant="normal" fo:text-transform="none" fo:letter-spacing="normal" fo:font-style="italic" fo:font-weight="bold" officeooo:rsid="000de726" officeooo:paragraph-rsid="000de726" style:font-style-asian="italic" style:font-weight-asian="bold" style:font-style-complex="italic" style:font-weight-complex="bold"/>
    </style:style>
    <style:style style:name="T1" style:family="text">
      <style:text-properties officeooo:rsid="000e0722"/>
    </style:style>
    <style:style style:name="T2" style:family="text">
      <style:text-properties officeooo:rsid="000f1c14"/>
    </style:style>
    <style:style style:name="T3" style:family="text">
      <style:text-properties officeooo:rsid="001467e6"/>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88603" style:font-style-asian="italic" style:font-weight-asian="bold" style:font-style-complex="italic" style:font-weight-complex="bold"/>
    </style:style>
    <style:style style:name="T6" style:family="text">
      <style:text-properties fo:font-style="italic" fo:font-weight="bold" officeooo:rsid="0019ed2e"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officeooo:rsid="00188603"/>
    </style:style>
    <style:style style:name="T9" style:family="text">
      <style:text-properties fo:font-style="normal" fo:font-weight="bold" officeooo:rsid="0019ed2e" style:font-style-asian="normal" style:font-weight-asian="bold" style:font-style-complex="normal" style:font-weight-complex="bold"/>
    </style:style>
    <style:style style:name="T10" style:family="text">
      <style:text-properties fo:font-style="normal" fo:font-weight="normal" officeooo:rsid="0019ed2e"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dram Safaei<text:tab/></text:p>
      <text:p text:style-name="P1">CS 326</text:p>
      <text:p text:style-name="P1">HW5</text:p>
      <text:p text:style-name="P1"/>
      <text:p text:style-name="P1">1.</text:p>
      <text:p text:style-name="P1"><text:tab/>240 bytes</text:p>
      <text:p text:style-name="P1"><text:tab/>s has offset of 0</text:p>
      <text:p text:style-name="P1"><text:tab/>c has offset of 2</text:p>
      <text:p text:style-name="P1"><text:tab/>t has offset of 4</text:p>
      <text:p text:style-name="P1"><text:tab/>d has offset of 6</text:p>
      <text:p text:style-name="P1"><text:tab/>r has offset of 8</text:p>
      <text:p text:style-name="P1"><text:tab/>i has offset of 16</text:p>
      <text:p text:style-name="P1"><text:tab/>We add the length of I and we will have 20 bytes, since 20 is not even multiple of 8 we pad each <text:tab/>element to 24 bytes (so we can align field r with each array element) We have 10 elements so <text:s text:c="3"/><text:tab/>10 * 24 = <text:span text:style-name="T7">240.</text:span></text:p>
      <text:p text:style-name="P2">2.</text:p>
      <text:p text:style-name="P2"/>
      <text:p text:style-name="P2">a) All four array are equivalent so <text:span text:style-name="T4">a, b, c and d </text:span><text:span text:style-name="T10">they are all arrays of integers with the same size of elements</text:span></text:p>
      <text:p text:style-name="P2"><text:span text:style-name="T10"/></text:p>
      <text:p text:style-name="P2">b) Here <text:span text:style-name="T4">a and b </text:span>are equivalent in terms of strict name equivalence. </text:p>
      <text:p text:style-name="P2">c) Here<text:span text:style-name="T4"> </text:span><text:span text:style-name="T5">a</text:span><text:span text:style-name="T4">, </text:span><text:span text:style-name="T5">b</text:span><text:span text:style-name="T4"> and </text:span><text:span text:style-name="T5">c</text:span><text:span text:style-name="T4"> </text:span>are mutually compatible.</text:p>
      <text:p text:style-name="P2"/>
      <text:p text:style-name="P2">3.</text:p>
      <text:p text:style-name="P3">If we look at the main method, the user methods are accessing using pointer to pointer, this is why a run time error occurs, the way we could fix this issue is by accessing the user methods by passing by reference or passing by pointers. The correct code would like like this:</text:p>
      <text:p text:style-name="P4"/>
      <text:p text:style-name="P4">typedef struct<text:line-break/>{<text:line-break/><text:tab/>int a;<text:line-break/><text:tab/>char * b;<text:line-break/>} Cell;</text:p>
      <text:p text:style-name="P6">void AllocateCell (<text:span text:style-name="T4">Cell * * q)</text:span><text:line-break/>{ </text:p>
      <text:p text:style-name="P6"><text:tab/><text:span text:style-name="T4">*q </text:span>= (Cell *) malloc ( sizeof(Cell) ); </text:p>
      <text:p text:style-name="P6">}</text:p>
      <text:p text:style-name="P5">void main ()<text:line-break/>{<text:line-break/><text:tab/>Cell * c;<text:line-break/><text:tab/>AllocateCell (<text:span text:style-name="T4">&amp;c</text:span>);<text:line-break/><text:tab/>c-&gt;a = 1;<text:line-break/><text:soft-page-break/><text:tab/>free(c);<text:line-break/>}</text:p>
      <text:p text:style-name="P7">4.<text:line-break/> A[0][0] is 1000</text:p>
      <text:p text:style-name="P7">A[3][7] is ? </text:p>
      <text:p text:style-name="P7"><text:span text:style-name="T8">Our data types are </text:span>int <text:span text:style-name="T8">and char which is 5 bytes but it has to be multiple of 4 bytes so we pad and get 8 bytes</text:span> so each elements takes 8 bytes <text:s/><text:span text:style-name="T1">so because of that we will multiply each of them <text:s/>by 8 so to find the address of A[3][7] <text:s/>and we will also have to multiply the row by 10 since on that row there are 10 columns, we will use the below to calculate that</text:span></text:p>
      <text:p text:style-name="P11">1000 + (3 * <text:span text:style-name="T3">10 </text:span>* 8) + (7 * 8) = 1296</text:p>
      <text:p text:style-name="P7"/>
      <text:p text:style-name="P8">5.</text:p>
      <text:p text:style-name="P8">Memory for union is the size of it’s largest member <text:span text:style-name="T2">so in the below case long has 4 bytes and char 1 byte so the size of the union will be the same size of long which is 4 bytes. But we can only use one of the members at a time and that’s exactly where union is useful. </text:span></text:p>
      <text:p text:style-name="P8">union example_uni</text:p>
      <text:p text:style-name="P8">{</text:p>
      <text:p text:style-name="P8"><text:tab/>char x;<text:tab/> <text:s text:c="4"/>// <text:span text:style-name="T3">1 bytes </text:span></text:p>
      <text:p text:style-name="P8"><text:tab/>long y; <text:s text:c="5"/>// <text:span text:style-name="T3">4 bytes </text:span></text:p>
      <text:p text:style-name="P8">}</text:p>
      <text:p text:style-name="P8"/>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2:12:52.400605214</meta:creation-date>
    <dc:date>2018-04-10T11:09:22.163561465</dc:date>
    <meta:editing-duration>PT39M58S</meta:editing-duration>
    <meta:editing-cycles>9</meta:editing-cycles>
    <meta:generator>LibreOffice/5.1.6.2$Linux_X86_64 LibreOffice_project/10m0$Build-2</meta:generator>
    <meta:document-statistic meta:table-count="0" meta:image-count="0" meta:object-count="0" meta:page-count="2" meta:paragraph-count="34" meta:word-count="398" meta:character-count="1812" meta:non-whitespace-character-count="1404"/>
  </office:meta>
</office:document-meta>
</file>